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1.418cm"/>
    </style:style>
    <style:style style:name="co3" style:family="table-column">
      <style:table-column-properties fo:break-before="auto" style:column-width="1.538cm"/>
    </style:style>
    <style:style style:name="co4" style:family="table-column">
      <style:table-column-properties fo:break-before="auto" style:column-width="2.3cm"/>
    </style:style>
    <style:style style:name="co5" style:family="table-column">
      <style:table-column-properties fo:break-before="auto" style:column-width="3.12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891cm"/>
    </style:style>
    <style:style style:name="co8" style:family="table-column">
      <style:table-column-properties fo:break-before="auto" style:column-width="1.628cm"/>
    </style:style>
    <style:style style:name="co9" style:family="table-column">
      <style:table-column-properties fo:break-before="auto" style:column-width="3.875cm"/>
    </style:style>
    <style:style style:name="co10" style:family="table-column">
      <style:table-column-properties fo:break-before="auto" style:column-width="4.08cm"/>
    </style:style>
    <style:style style:name="co11" style:family="table-column">
      <style:table-column-properties fo:break-before="auto" style:column-width="4.2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 style:data-style-name="N114">
      <style:table-cell-properties fo:background-color="#ffb66c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 style:data-style-name="N114">
      <style:table-cell-properties fo:background-color="#ffffa6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Часть1" table:style-name="ta1">
        <table:table-column table:style-name="co1" table:default-cell-style-name="ce1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5"/>
        <table:table-row table:style-name="ro1">
          <table:table-cell/>
          <table:table-cell table:style-name="ce1" office:value-type="string" calcext:value-type="string">
            <text:p>звено1</text:p>
          </table:table-cell>
          <table:table-cell table:style-name="ce1" office:value-type="string" calcext:value-type="string">
            <text:p>звено2</text:p>
          </table:table-cell>
          <table:table-cell table:style-name="ce1" office:value-type="string" calcext:value-type="string">
            <text:p>звено3</text:p>
          </table:table-cell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Pr</text:p>
          </table:table-cell>
        </table:table-row>
        <table:table-row table:style-name="ro1">
          <table:table-cell office:value-type="string" calcext:value-type="string">
            <text:p>уровень1</text:p>
          </table:table-cell>
          <table:table-cell office:value-type="float" office:value="0.9506" calcext:value-type="float">
            <text:p>0,9506</text:p>
          </table:table-cell>
          <table:table-cell office:value-type="float" office:value="0.9706" calcext:value-type="float">
            <text:p>0,9706</text:p>
          </table:table-cell>
          <table:table-cell office:value-type="float" office:value="0.9106" calcext:value-type="float">
            <text:p>0,9106</text:p>
          </table:table-cell>
          <table:table-cell table:formula="of:=MIN([.B2:.D2])" office:value-type="float" office:value="0.9106" calcext:value-type="float">
            <text:p>0,9106</text:p>
          </table:table-cell>
          <table:table-cell table:formula="of:=PRODUCT([.B2:.D2])" office:value-type="float" office:value="0.840167239016" calcext:value-type="float">
            <text:p>0,840167</text:p>
          </table:table-cell>
        </table:table-row>
        <table:table-row table:style-name="ro1">
          <table:table-cell office:value-type="string" calcext:value-type="string">
            <text:p>уровень2</text:p>
          </table:table-cell>
          <table:table-cell office:value-type="float" office:value="0.906" calcext:value-type="float">
            <text:p>0,906</text:p>
          </table:table-cell>
          <table:table-cell office:value-type="float" office:value="0.8506" calcext:value-type="float">
            <text:p>0,8506</text:p>
          </table:table-cell>
          <table:table-cell office:value-type="float" office:value="0.8706" calcext:value-type="float">
            <text:p>0,8706</text:p>
          </table:table-cell>
          <table:table-cell table:formula="of:=MIN([.B3:.D3])" office:value-type="float" office:value="0.8506" calcext:value-type="float">
            <text:p>0,8506</text:p>
          </table:table-cell>
          <table:table-cell table:formula="of:=PRODUCT([.B3:.D3])" office:value-type="float" office:value="0.67092231816" calcext:value-type="float">
            <text:p>0,670922</text:p>
          </table:table-cell>
        </table:table-row>
        <table:table-row table:style-name="ro1">
          <table:table-cell office:value-type="string" calcext:value-type="string">
            <text:p>уровень3</text:p>
          </table:table-cell>
          <table:table-cell office:value-type="float" office:value="0.9906" calcext:value-type="float">
            <text:p>0,9906</text:p>
          </table:table-cell>
          <table:table-cell office:value-type="float" office:value="0.9806" calcext:value-type="float">
            <text:p>0,9806</text:p>
          </table:table-cell>
          <table:table-cell office:value-type="float" office:value="0.99906" calcext:value-type="float">
            <text:p>0,99906</text:p>
          </table:table-cell>
          <table:table-cell table:formula="of:=MIN([.B4:.D4])" office:value-type="float" office:value="0.9806" calcext:value-type="float">
            <text:p>0,9806</text:p>
          </table:table-cell>
          <table:table-cell table:formula="of:=PRODUCT([.B4:.D4])" office:value-type="float" office:value="0.9704692605816" calcext:value-type="float">
            <text:p>0,970469</text:p>
          </table:table-cell>
        </table:table-row>
        <table:table-row table:style-name="ro1">
          <table:table-cell office:value-type="string" calcext:value-type="string">
            <text:p>Система</text:p>
          </table:table-cell>
          <table:table-cell table:style-name="ce1" table:number-columns-repeated="3"/>
          <table:table-cell table:style-name="ce4" table:formula="of:=1-(1-[.E2])*(1-[.E3])*(1-[.E4])" office:value-type="float" office:value="0.999740886616" calcext:value-type="float">
            <text:p>0,999741</text:p>
          </table:table-cell>
          <table:table-cell table:style-name="ce4" table:formula="of:=1-(1-[.F2])*(1-[.F3])*(1-[.F4])" office:value-type="float" office:value="0.998446760049917" calcext:value-type="float">
            <text:p>0,998447</text:p>
          </table:table-cell>
        </table:table-row>
      </table:table>
      <table:table table:name="Часть2" table:style-name="ta1">
        <table:shapes>
          <draw:frame draw:z-index="0" draw:style-name="gr1" draw:text-style-name="P1" svg:width="15.999cm" svg:height="8.999cm" svg:x="0.1cm" svg:y="7.777cm">
            <draw:object draw:notify-on-update-of-ranges="Часть2.A6:Часть2.A6 Часть2.B6:Часть2.L6 Часть2.A16:Часть2.A16 Часть2.B16:Часть2.L16 Часть2.A17:Часть2.A17 Часть2.B17:Часть2.L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7" table:default-cell-style-name="ce1"/>
        <table:table-column table:style-name="co8" table:default-cell-style-name="ce1"/>
        <table:table-column table:style-name="co9" table:number-columns-repeated="6" table:default-cell-style-name="ce1"/>
        <table:table-column table:style-name="co10" table:number-columns-repeated="3" table:default-cell-style-name="ce1"/>
        <table:table-column table:style-name="co11" table:default-cell-style-name="ce1"/>
        <table:table-row table:style-name="ro1">
          <table:table-cell/>
          <table:table-cell office:value-type="string" calcext:value-type="string">
            <text:p>Звено 1</text:p>
          </table:table-cell>
          <table:table-cell office:value-type="string" calcext:value-type="string">
            <text:p>Звено 2</text:p>
          </table:table-cell>
          <table:table-cell office:value-type="string" calcext:value-type="string">
            <text:p>Звено 3</text:p>
          </table:table-cell>
          <table:table-cell table:style-name="Default" table:number-columns-repeated="8"/>
        </table:table-row>
        <table:table-row table:style-name="ro1">
          <table:table-cell office:value-type="string" calcext:value-type="string">
            <text:p>Уровень 1</text:p>
          </table:table-cell>
          <table:table-cell table:style-name="ce7" office:value-type="float" office:value="0.5" calcext:value-type="float">
            <text:p>0,5</text:p>
          </table:table-cell>
          <table:table-cell table:style-name="ce7" office:value-type="float" office:value="0.4" calcext:value-type="float">
            <text:p>0,4</text:p>
          </table:table-cell>
          <table:table-cell table:style-name="ce7" office:value-type="float" office:value="0.06" calcext:value-type="float">
            <text:p>0,06</text:p>
          </table:table-cell>
          <table:table-cell table:style-name="Default" table:number-columns-repeated="8"/>
        </table:table-row>
        <table:table-row table:style-name="ro1">
          <table:table-cell office:value-type="string" calcext:value-type="string">
            <text:p>Уровень 2</text:p>
          </table:table-cell>
          <table:table-cell table:style-name="ce7" office:value-type="float" office:value="0.06" calcext:value-type="float">
            <text:p>0,06</text:p>
          </table:table-cell>
          <table:table-cell table:style-name="ce7" office:value-type="float" office:value="0.7" calcext:value-type="float">
            <text:p>0,7</text:p>
          </table:table-cell>
          <table:table-cell table:style-name="ce7" office:value-type="float" office:value="0.3" calcext:value-type="float">
            <text:p>0,3</text:p>
          </table:table-cell>
          <table:table-cell table:style-name="Default" table:number-columns-repeated="8"/>
        </table:table-row>
        <table:table-row table:style-name="ro1">
          <table:table-cell office:value-type="string" calcext:value-type="string">
            <text:p>Уровень 3</text:p>
          </table:table-cell>
          <table:table-cell table:style-name="ce7" office:value-type="float" office:value="0.06" calcext:value-type="float">
            <text:p>0,06</text:p>
          </table:table-cell>
          <table:table-cell table:style-name="ce7" office:value-type="float" office:value="0.25" calcext:value-type="float">
            <text:p>0,25</text:p>
          </table:table-cell>
          <table:table-cell table:style-name="ce7" office:value-type="float" office:value="0.1" calcext:value-type="float">
            <text:p>0,1</text:p>
          </table:table-cell>
          <table:table-cell table:style-name="Default" table:number-columns-repeated="8"/>
        </table:table-row>
        <table:table-row table:style-name="ro1">
          <table:table-cell table:style-name="Default" table:number-columns-repeated="12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Уровень 1 — Звено 1</text:p>
          </table:table-cell>
          <table:table-cell table:formula="of:=[$Часть1.$B2]*EXP(-[.$B2]*[.B$6])" office:value-type="float" office:value="0.9506" calcext:value-type="float">
            <text:p>0,9506</text:p>
          </table:table-cell>
          <table:table-cell table:formula="of:=[$Часть1.$B2]*EXP(-[.$B2]*[.C$6])" office:value-type="float" office:value="0.576568045122829" calcext:value-type="float">
            <text:p>0,576568045122829</text:p>
          </table:table-cell>
          <table:table-cell table:formula="of:=[$Часть1.$B2]*EXP(-[.$B2]*[.D$6])" office:value-type="float" office:value="0.349706196777573" calcext:value-type="float">
            <text:p>0,349706196777573</text:p>
          </table:table-cell>
          <table:table-cell table:formula="of:=[$Часть1.$B2]*EXP(-[.$B2]*[.E$6])" office:value-type="float" office:value="0.212107530237097" calcext:value-type="float">
            <text:p>0,212107530237097</text:p>
          </table:table-cell>
          <table:table-cell table:formula="of:=[$Часть1.$B2]*EXP(-[.$B2]*[.F$6])" office:value-type="float" office:value="0.128649720244724" calcext:value-type="float">
            <text:p>0,128649720244724</text:p>
          </table:table-cell>
          <table:table-cell table:formula="of:=[$Часть1.$B2]*EXP(-[.$B2]*[.G$6])" office:value-type="float" office:value="0.0780299996918782" calcext:value-type="float">
            <text:p>0,0780299996918782</text:p>
          </table:table-cell>
          <table:table-cell table:formula="of:=[$Часть1.$B2]*EXP(-[.$B2]*[.H$6])" office:value-type="float" office:value="0.0473275871904915" calcext:value-type="float">
            <text:p>0,0473275871904915</text:p>
          </table:table-cell>
          <table:table-cell table:formula="of:=[$Часть1.$B2]*EXP(-[.$B2]*[.I$6])" office:value-type="float" office:value="0.028705632681256" calcext:value-type="float">
            <text:p>0,028705632681256</text:p>
          </table:table-cell>
          <table:table-cell table:formula="of:=[$Часть1.$B2]*EXP(-[.$B2]*[.J$6])" office:value-type="float" office:value="0.0174108463276307" calcext:value-type="float">
            <text:p>0,0174108463276307</text:p>
          </table:table-cell>
          <table:table-cell table:formula="of:=[$Часть1.$B2]*EXP(-[.$B2]*[.K$6])" office:value-type="float" office:value="0.0105602121092531" calcext:value-type="float">
            <text:p>0,0105602121092531</text:p>
          </table:table-cell>
          <table:table-cell table:formula="of:=[$Часть1.$B2]*EXP(-[.$B2]*[.L$6])" office:value-type="float" office:value="0.00640509241733065" calcext:value-type="float">
            <text:p>0,00640509241733065</text:p>
          </table:table-cell>
        </table:table-row>
        <table:table-row table:style-name="ro1">
          <table:table-cell office:value-type="string" calcext:value-type="string">
            <text:p>Уровень 1 — Звено 2</text:p>
          </table:table-cell>
          <table:table-cell table:formula="of:=[$Часть1.$B3]*EXP(-[.$B3]*[.B$6])" office:value-type="float" office:value="0.906" calcext:value-type="float">
            <text:p>0,906</text:p>
          </table:table-cell>
          <table:table-cell table:formula="of:=[$Часть1.$B3]*EXP(-[.$B3]*[.C$6])" office:value-type="float" office:value="0.853238667427329" calcext:value-type="float">
            <text:p>0,853238667427329</text:p>
          </table:table-cell>
          <table:table-cell table:formula="of:=[$Часть1.$B3]*EXP(-[.$B3]*[.D$6])" office:value-type="float" office:value="0.803549915665745" calcext:value-type="float">
            <text:p>0,803549915665745</text:p>
          </table:table-cell>
          <table:table-cell table:formula="of:=[$Часть1.$B3]*EXP(-[.$B3]*[.E$6])" office:value-type="float" office:value="0.756754811538613" calcext:value-type="float">
            <text:p>0,756754811538613</text:p>
          </table:table-cell>
          <table:table-cell table:formula="of:=[$Часть1.$B3]*EXP(-[.$B3]*[.F$6])" office:value-type="float" office:value="0.712684842126298" calcext:value-type="float">
            <text:p>0,712684842126298</text:p>
          </table:table-cell>
          <table:table-cell table:formula="of:=[$Часть1.$B3]*EXP(-[.$B3]*[.G$6])" office:value-type="float" office:value="0.671181307937636" calcext:value-type="float">
            <text:p>0,671181307937636</text:p>
          </table:table-cell>
          <table:table-cell table:formula="of:=[$Часть1.$B3]*EXP(-[.$B3]*[.H$6])" office:value-type="float" office:value="0.632094751420354" calcext:value-type="float">
            <text:p>0,632094751420354</text:p>
          </table:table-cell>
          <table:table-cell table:formula="of:=[$Часть1.$B3]*EXP(-[.$B3]*[.I$6])" office:value-type="float" office:value="0.595284418752441" calcext:value-type="float">
            <text:p>0,595284418752441</text:p>
          </table:table-cell>
          <table:table-cell table:formula="of:=[$Часть1.$B3]*EXP(-[.$B3]*[.J$6])" office:value-type="float" office:value="0.560617752976364" calcext:value-type="float">
            <text:p>0,560617752976364</text:p>
          </table:table-cell>
          <table:table-cell table:formula="of:=[$Часть1.$B3]*EXP(-[.$B3]*[.K$6])" office:value-type="float" office:value="0.527969916650835" calcext:value-type="float">
            <text:p>0,527969916650835</text:p>
          </table:table-cell>
          <table:table-cell table:formula="of:=[$Часть1.$B3]*EXP(-[.$B3]*[.L$6])" office:value-type="float" office:value="0.497223342301188" calcext:value-type="float">
            <text:p>0,497223342301188</text:p>
          </table:table-cell>
        </table:table-row>
        <table:table-row table:style-name="ro1">
          <table:table-cell office:value-type="string" calcext:value-type="string">
            <text:p>Уровень 1 — Звено 3</text:p>
          </table:table-cell>
          <table:table-cell table:formula="of:=[$Часть1.$B4]*EXP(-[.$B4]*[.B$6])" office:value-type="float" office:value="0.9906" calcext:value-type="float">
            <text:p>0,9906</text:p>
          </table:table-cell>
          <table:table-cell table:formula="of:=[$Часть1.$B4]*EXP(-[.$B4]*[.C$6])" office:value-type="float" office:value="0.932911946968557" calcext:value-type="float">
            <text:p>0,932911946968557</text:p>
          </table:table-cell>
          <table:table-cell table:formula="of:=[$Часть1.$B4]*EXP(-[.$B4]*[.D$6])" office:value-type="float" office:value="0.878583384612016" calcext:value-type="float">
            <text:p>0,878583384612016</text:p>
          </table:table-cell>
          <table:table-cell table:formula="of:=[$Часть1.$B4]*EXP(-[.$B4]*[.E$6])" office:value-type="float" office:value="0.827418671424006" calcext:value-type="float">
            <text:p>0,827418671424006</text:p>
          </table:table-cell>
          <table:table-cell table:formula="of:=[$Часть1.$B4]*EXP(-[.$B4]*[.F$6])" office:value-type="float" office:value="0.779233559172528" calcext:value-type="float">
            <text:p>0,779233559172528</text:p>
          </table:table-cell>
          <table:table-cell table:formula="of:=[$Часть1.$B4]*EXP(-[.$B4]*[.G$6])" office:value-type="float" office:value="0.73385452940731" calcext:value-type="float">
            <text:p>0,73385452940731</text:p>
          </table:table-cell>
          <table:table-cell table:formula="of:=[$Часть1.$B4]*EXP(-[.$B4]*[.H$6])" office:value-type="float" office:value="0.691118168605963" calcext:value-type="float">
            <text:p>0,691118168605963</text:p>
          </table:table-cell>
          <table:table-cell table:formula="of:=[$Часть1.$B4]*EXP(-[.$B4]*[.I$6])" office:value-type="float" office:value="0.650870579708795" calcext:value-type="float">
            <text:p>0,650870579708795</text:p>
          </table:table-cell>
          <table:table-cell table:formula="of:=[$Часть1.$B4]*EXP(-[.$B4]*[.J$6])" office:value-type="float" office:value="0.612966827923163" calcext:value-type="float">
            <text:p>0,612966827923163</text:p>
          </table:table-cell>
          <table:table-cell table:formula="of:=[$Часть1.$B4]*EXP(-[.$B4]*[.K$6])" office:value-type="float" office:value="0.577270418801674" calcext:value-type="float">
            <text:p>0,577270418801674</text:p>
          </table:table-cell>
          <table:table-cell table:formula="of:=[$Часть1.$B4]*EXP(-[.$B4]*[.L$6])" office:value-type="float" office:value="0.543652806714743" calcext:value-type="float">
            <text:p>0,543652806714743</text:p>
          </table:table-cell>
        </table:table-row>
        <table:table-row table:style-name="ro1">
          <table:table-cell office:value-type="string" calcext:value-type="string">
            <text:p>Уровень 2 — Звено 1</text:p>
          </table:table-cell>
          <table:table-cell table:formula="of:=[$Часть1.$C2]*EXP(-[.$C2]*[.B$6])" office:value-type="float" office:value="0.9706" calcext:value-type="float">
            <text:p>0,9706</text:p>
          </table:table-cell>
          <table:table-cell table:formula="of:=[$Часть1.$C2]*EXP(-[.$C2]*[.C$6])" office:value-type="float" office:value="0.650612636682192" calcext:value-type="float">
            <text:p>0,650612636682192</text:p>
          </table:table-cell>
          <table:table-cell table:formula="of:=[$Часть1.$C2]*EXP(-[.$C2]*[.D$6])" office:value-type="float" office:value="0.436118692572175" calcext:value-type="float">
            <text:p>0,436118692572175</text:p>
          </table:table-cell>
          <table:table-cell table:formula="of:=[$Часть1.$C2]*EXP(-[.$C2]*[.E$6])" office:value-type="float" office:value="0.292339102081983" calcext:value-type="float">
            <text:p>0,292339102081983</text:p>
          </table:table-cell>
          <table:table-cell table:formula="of:=[$Часть1.$C2]*EXP(-[.$C2]*[.F$6])" office:value-type="float" office:value="0.195960760365613" calcext:value-type="float">
            <text:p>0,195960760365613</text:p>
          </table:table-cell>
          <table:table-cell table:formula="of:=[$Часть1.$C2]*EXP(-[.$C2]*[.G$6])" office:value-type="float" office:value="0.131356425909456" calcext:value-type="float">
            <text:p>0,131356425909456</text:p>
          </table:table-cell>
          <table:table-cell table:formula="of:=[$Часть1.$C2]*EXP(-[.$C2]*[.H$6])" office:value-type="float" office:value="0.0880508454627037" calcext:value-type="float">
            <text:p>0,0880508454627037</text:p>
          </table:table-cell>
          <table:table-cell table:formula="of:=[$Часть1.$C2]*EXP(-[.$C2]*[.I$6])" office:value-type="float" office:value="0.0590222467840365" calcext:value-type="float">
            <text:p>0,0590222467840365</text:p>
          </table:table-cell>
          <table:table-cell table:formula="of:=[$Часть1.$C2]*EXP(-[.$C2]*[.J$6])" office:value-type="float" office:value="0.0395637951814022" calcext:value-type="float">
            <text:p>0,0395637951814022</text:p>
          </table:table-cell>
          <table:table-cell table:formula="of:=[$Часть1.$C2]*EXP(-[.$C2]*[.K$6])" office:value-type="float" office:value="0.0265204050073422" calcext:value-type="float">
            <text:p>0,0265204050073422</text:p>
          </table:table-cell>
          <table:table-cell table:formula="of:=[$Часть1.$C2]*EXP(-[.$C2]*[.L$6])" office:value-type="float" office:value="0.0177771591054054" calcext:value-type="float">
            <text:p>0,0177771591054054</text:p>
          </table:table-cell>
        </table:table-row>
        <table:table-row table:style-name="ro1">
          <table:table-cell office:value-type="string" calcext:value-type="string">
            <text:p>Уровень 2 — Звено 2</text:p>
          </table:table-cell>
          <table:table-cell table:formula="of:=[$Часть1.$C3]*EXP(-[.$C3]*[.B$6])" office:value-type="float" office:value="0.8506" calcext:value-type="float">
            <text:p>0,8506</text:p>
          </table:table-cell>
          <table:table-cell table:formula="of:=[$Часть1.$C3]*EXP(-[.$C3]*[.C$6])" office:value-type="float" office:value="0.422395459404973" calcext:value-type="float">
            <text:p>0,422395459404973</text:p>
          </table:table-cell>
          <table:table-cell table:formula="of:=[$Часть1.$C3]*EXP(-[.$C3]*[.D$6])" office:value-type="float" office:value="0.209755377528731" calcext:value-type="float">
            <text:p>0,209755377528731</text:p>
          </table:table-cell>
          <table:table-cell table:formula="of:=[$Часть1.$C3]*EXP(-[.$C3]*[.E$6])" office:value-type="float" office:value="0.104161437871986" calcext:value-type="float">
            <text:p>0,104161437871986</text:p>
          </table:table-cell>
          <table:table-cell table:formula="of:=[$Часть1.$C3]*EXP(-[.$C3]*[.F$6])" office:value-type="float" office:value="0.0517250392690104" calcext:value-type="float">
            <text:p>0,0517250392690104</text:p>
          </table:table-cell>
          <table:table-cell table:formula="of:=[$Часть1.$C3]*EXP(-[.$C3]*[.G$6])" office:value-type="float" office:value="0.0256858943390241" calcext:value-type="float">
            <text:p>0,0256858943390241</text:p>
          </table:table-cell>
          <table:table-cell table:formula="of:=[$Часть1.$C3]*EXP(-[.$C3]*[.H$6])" office:value-type="float" office:value="0.0127552376434983" calcext:value-type="float">
            <text:p>0,0127552376434983</text:p>
          </table:table-cell>
          <table:table-cell table:formula="of:=[$Часть1.$C3]*EXP(-[.$C3]*[.I$6])" office:value-type="float" office:value="0.00633406356012825" calcext:value-type="float">
            <text:p>0,00633406356012825</text:p>
          </table:table-cell>
          <table:table-cell table:formula="of:=[$Часть1.$C3]*EXP(-[.$C3]*[.J$6])" office:value-type="float" office:value="0.00314540287724038" calcext:value-type="float">
            <text:p>0,00314540287724038</text:p>
          </table:table-cell>
          <table:table-cell table:formula="of:=[$Часть1.$C3]*EXP(-[.$C3]*[.K$6])" office:value-type="float" office:value="0.00156196084334079" calcext:value-type="float">
            <text:p>0,00156196084334079</text:p>
          </table:table-cell>
          <table:table-cell table:formula="of:=[$Часть1.$C3]*EXP(-[.$C3]*[.L$6])" office:value-type="float" office:value="0.000775646799900672" calcext:value-type="float">
            <text:p>0,000775646799900672</text:p>
          </table:table-cell>
        </table:table-row>
        <table:table-row table:style-name="ro1">
          <table:table-cell office:value-type="string" calcext:value-type="string">
            <text:p>Уровень 2 — Звено 3</text:p>
          </table:table-cell>
          <table:table-cell table:formula="of:=[$Часть1.$C4]*EXP(-[.$C4]*[.B$6])" office:value-type="float" office:value="0.9806" calcext:value-type="float">
            <text:p>0,9806</text:p>
          </table:table-cell>
          <table:table-cell table:formula="of:=[$Часть1.$C4]*EXP(-[.$C4]*[.C$6])" office:value-type="float" office:value="0.76369204787982" calcext:value-type="float">
            <text:p>0,76369204787982</text:p>
          </table:table-cell>
          <table:table-cell table:formula="of:=[$Часть1.$C4]*EXP(-[.$C4]*[.D$6])" office:value-type="float" office:value="0.594763964914208" calcext:value-type="float">
            <text:p>0,594763964914208</text:p>
          </table:table-cell>
          <table:table-cell table:formula="of:=[$Часть1.$C4]*EXP(-[.$C4]*[.E$6])" office:value-type="float" office:value="0.463202641617839" calcext:value-type="float">
            <text:p>0,463202641617839</text:p>
          </table:table-cell>
          <table:table-cell table:formula="of:=[$Часть1.$C4]*EXP(-[.$C4]*[.F$6])" office:value-type="float" office:value="0.360742580012716" calcext:value-type="float">
            <text:p>0,360742580012716</text:p>
          </table:table-cell>
          <table:table-cell table:formula="of:=[$Часть1.$C4]*EXP(-[.$C4]*[.G$6])" office:value-type="float" office:value="0.280946603801102" calcext:value-type="float">
            <text:p>0,280946603801102</text:p>
          </table:table-cell>
          <table:table-cell table:formula="of:=[$Часть1.$C4]*EXP(-[.$C4]*[.H$6])" office:value-type="float" office:value="0.21880143504155" calcext:value-type="float">
            <text:p>0,21880143504155</text:p>
          </table:table-cell>
          <table:table-cell table:formula="of:=[$Часть1.$C4]*EXP(-[.$C4]*[.I$6])" office:value-type="float" office:value="0.170402728947507" calcext:value-type="float">
            <text:p>0,170402728947507</text:p>
          </table:table-cell>
          <table:table-cell table:formula="of:=[$Часть1.$C4]*EXP(-[.$C4]*[.J$6])" office:value-type="float" office:value="0.132709778741822" calcext:value-type="float">
            <text:p>0,132709778741822</text:p>
          </table:table-cell>
          <table:table-cell table:formula="of:=[$Часть1.$C4]*EXP(-[.$C4]*[.K$6])" office:value-type="float" office:value="0.103354479605364" calcext:value-type="float">
            <text:p>0,103354479605364</text:p>
          </table:table-cell>
          <table:table-cell table:formula="of:=[$Часть1.$C4]*EXP(-[.$C4]*[.L$6])" office:value-type="float" office:value="0.0804925496505952" calcext:value-type="float">
            <text:p>0,0804925496505952</text:p>
          </table:table-cell>
        </table:table-row>
        <table:table-row table:style-name="ro1">
          <table:table-cell office:value-type="string" calcext:value-type="string">
            <text:p>Уровень 3 — Звено 1</text:p>
          </table:table-cell>
          <table:table-cell table:formula="of:=[$Часть1.$D2]*EXP(-[.$D2]*[.B$6])" office:value-type="float" office:value="0.9106" calcext:value-type="float">
            <text:p>0,9106</text:p>
          </table:table-cell>
          <table:table-cell table:formula="of:=[$Часть1.$D2]*EXP(-[.$D2]*[.C$6])" office:value-type="float" office:value="0.857570784281817" calcext:value-type="float">
            <text:p>0,857570784281817</text:p>
          </table:table-cell>
          <table:table-cell table:formula="of:=[$Часть1.$D2]*EXP(-[.$D2]*[.D$6])" office:value-type="float" office:value="0.807629749674644" calcext:value-type="float">
            <text:p>0,807629749674644</text:p>
          </table:table-cell>
          <table:table-cell table:formula="of:=[$Часть1.$D2]*EXP(-[.$D2]*[.E$6])" office:value-type="float" office:value="0.760597054511104" calcext:value-type="float">
            <text:p>0,760597054511104</text:p>
          </table:table-cell>
          <table:table-cell table:formula="of:=[$Часть1.$D2]*EXP(-[.$D2]*[.F$6])" office:value-type="float" office:value="0.716303330287204" calcext:value-type="float">
            <text:p>0,716303330287204</text:p>
          </table:table-cell>
          <table:table-cell table:formula="of:=[$Часть1.$D2]*EXP(-[.$D2]*[.G$6])" office:value-type="float" office:value="0.674589071752772" calcext:value-type="float">
            <text:p>0,674589071752772</text:p>
          </table:table-cell>
          <table:table-cell table:formula="of:=[$Часть1.$D2]*EXP(-[.$D2]*[.H$6])" office:value-type="float" office:value="0.635304062520281" calcext:value-type="float">
            <text:p>0,635304062520281</text:p>
          </table:table-cell>
          <table:table-cell table:formula="of:=[$Часть1.$D2]*EXP(-[.$D2]*[.I$6])" office:value-type="float" office:value="0.598306834123591" calcext:value-type="float">
            <text:p>0,598306834123591</text:p>
          </table:table-cell>
          <table:table-cell table:formula="of:=[$Часть1.$D2]*EXP(-[.$D2]*[.J$6])" office:value-type="float" office:value="0.563464156578672" calcext:value-type="float">
            <text:p>0,563464156578672</text:p>
          </table:table-cell>
          <table:table-cell table:formula="of:=[$Часть1.$D2]*EXP(-[.$D2]*[.K$6])" office:value-type="float" office:value="0.530650558611755" calcext:value-type="float">
            <text:p>0,530650558611755</text:p>
          </table:table-cell>
          <table:table-cell table:formula="of:=[$Часть1.$D2]*EXP(-[.$D2]*[.L$6])" office:value-type="float" office:value="0.499747875827221" calcext:value-type="float">
            <text:p>0,499747875827221</text:p>
          </table:table-cell>
        </table:table-row>
        <table:table-row table:style-name="ro1">
          <table:table-cell office:value-type="string" calcext:value-type="string">
            <text:p>Уровень 3 — Звено 2</text:p>
          </table:table-cell>
          <table:table-cell table:formula="of:=[$Часть1.$D3]*EXP(-[.$D3]*[.B$6])" office:value-type="float" office:value="0.8706" calcext:value-type="float">
            <text:p>0,8706</text:p>
          </table:table-cell>
          <table:table-cell table:formula="of:=[$Часть1.$D3]*EXP(-[.$D3]*[.C$6])" office:value-type="float" office:value="0.644956342925504" calcext:value-type="float">
            <text:p>0,644956342925504</text:p>
          </table:table-cell>
          <table:table-cell table:formula="of:=[$Часть1.$D3]*EXP(-[.$D3]*[.D$6])" office:value-type="float" office:value="0.47779541038346" calcext:value-type="float">
            <text:p>0,47779541038346</text:p>
          </table:table-cell>
          <table:table-cell table:formula="of:=[$Часть1.$D3]*EXP(-[.$D3]*[.E$6])" office:value-type="float" office:value="0.353959545770166" calcext:value-type="float">
            <text:p>0,353959545770166</text:p>
          </table:table-cell>
          <table:table-cell table:formula="of:=[$Часть1.$D3]*EXP(-[.$D3]*[.F$6])" office:value-type="float" office:value="0.262219680890763" calcext:value-type="float">
            <text:p>0,262219680890763</text:p>
          </table:table-cell>
          <table:table-cell table:formula="of:=[$Часть1.$D3]*EXP(-[.$D3]*[.G$6])" office:value-type="float" office:value="0.194257117425223" calcext:value-type="float">
            <text:p>0,194257117425223</text:p>
          </table:table-cell>
          <table:table-cell table:formula="of:=[$Часть1.$D3]*EXP(-[.$D3]*[.H$6])" office:value-type="float" office:value="0.143909212085713" calcext:value-type="float">
            <text:p>0,143909212085713</text:p>
          </table:table-cell>
          <table:table-cell table:formula="of:=[$Часть1.$D3]*EXP(-[.$D3]*[.I$6])" office:value-type="float" office:value="0.106610566437046" calcext:value-type="float">
            <text:p>0,106610566437046</text:p>
          </table:table-cell>
          <table:table-cell table:formula="of:=[$Часть1.$D3]*EXP(-[.$D3]*[.J$6])" office:value-type="float" office:value="0.0789790501337625" calcext:value-type="float">
            <text:p>0,0789790501337625</text:p>
          </table:table-cell>
          <table:table-cell table:formula="of:=[$Часть1.$D3]*EXP(-[.$D3]*[.K$6])" office:value-type="float" office:value="0.0585091193912262" calcext:value-type="float">
            <text:p>0,0585091193912262</text:p>
          </table:table-cell>
          <table:table-cell table:formula="of:=[$Часть1.$D3]*EXP(-[.$D3]*[.L$6])" office:value-type="float" office:value="0.0433446217210624" calcext:value-type="float">
            <text:p>0,0433446217210624</text:p>
          </table:table-cell>
        </table:table-row>
        <table:table-row table:style-name="ro1">
          <table:table-cell office:value-type="string" calcext:value-type="string">
            <text:p>Уровень 3 — Звено 3</text:p>
          </table:table-cell>
          <table:table-cell table:formula="of:=[$Часть1.$D4]*EXP(-[.$D4]*[.B$6])" office:value-type="float" office:value="0.99906" calcext:value-type="float">
            <text:p>0,99906</text:p>
          </table:table-cell>
          <table:table-cell table:formula="of:=[$Часть1.$D4]*EXP(-[.$D4]*[.C$6])" office:value-type="float" office:value="0.903986870863006" calcext:value-type="float">
            <text:p>0,903986870863006</text:p>
          </table:table-cell>
          <table:table-cell table:formula="of:=[$Часть1.$D4]*EXP(-[.$D4]*[.D$6])" office:value-type="float" office:value="0.817961146170089" calcext:value-type="float">
            <text:p>0,817961146170089</text:p>
          </table:table-cell>
          <table:table-cell table:formula="of:=[$Часть1.$D4]*EXP(-[.$D4]*[.E$6])" office:value-type="float" office:value="0.740121851554277" calcext:value-type="float">
            <text:p>0,740121851554277</text:p>
          </table:table-cell>
          <table:table-cell table:formula="of:=[$Часть1.$D4]*EXP(-[.$D4]*[.F$6])" office:value-type="float" office:value="0.669689945192366" calcext:value-type="float">
            <text:p>0,669689945192366</text:p>
          </table:table-cell>
          <table:table-cell table:formula="of:=[$Часть1.$D4]*EXP(-[.$D4]*[.G$6])" office:value-type="float" office:value="0.605960520892504" calcext:value-type="float">
            <text:p>0,605960520892504</text:p>
          </table:table-cell>
          <table:table-cell table:formula="of:=[$Часть1.$D4]*EXP(-[.$D4]*[.H$6])" office:value-type="float" office:value="0.548295753156098" calcext:value-type="float">
            <text:p>0,548295753156098</text:p>
          </table:table-cell>
          <table:table-cell table:formula="of:=[$Часть1.$D4]*EXP(-[.$D4]*[.I$6])" office:value-type="float" office:value="0.496118513605846" calcext:value-type="float">
            <text:p>0,496118513605846</text:p>
          </table:table-cell>
          <table:table-cell table:formula="of:=[$Часть1.$D4]*EXP(-[.$D4]*[.J$6])" office:value-type="float" office:value="0.448906594890951" calcext:value-type="float">
            <text:p>0,448906594890951</text:p>
          </table:table-cell>
          <table:table-cell table:formula="of:=[$Часть1.$D4]*EXP(-[.$D4]*[.K$6])" office:value-type="float" office:value="0.406187484260443" calcext:value-type="float">
            <text:p>0,406187484260443</text:p>
          </table:table-cell>
          <table:table-cell table:formula="of:=[$Часть1.$D4]*EXP(-[.$D4]*[.L$6])" office:value-type="float" office:value="0.367533634496741" calcext:value-type="float">
            <text:p>0,367533634496741</text:p>
          </table:table-cell>
        </table:table-row>
        <table:table-row table:style-name="ro1">
          <table:table-cell table:style-name="ce6" office:value-type="string" calcext:value-type="string">
            <text:p>Po</text:p>
          </table:table-cell>
          <table:table-cell table:style-name="ce6" table:formula="of:=1-(1-MIN([.B7:.B9]))*(1-MIN([.B10:.B12]))*(1-MIN([.B13:.B15]))" office:value-type="float" office:value="0.99818275816" calcext:value-type="float">
            <text:p>0,99818275816</text:p>
          </table:table-cell>
          <table:table-cell table:style-name="ce6" table:formula="of:=1-(1-MIN([.C7:.C9]))*(1-MIN([.C10:.C12]))*(1-MIN([.C13:.C15]))" office:value-type="float" office:value="0.913164764499374" calcext:value-type="float">
            <text:p>0,913164764499374</text:p>
          </table:table-cell>
          <table:table-cell table:style-name="ce6" table:formula="of:=1-(1-MIN([.D7:.D9]))*(1-MIN([.D10:.D12]))*(1-MIN([.D13:.D15]))" office:value-type="float" office:value="0.731643666706371" calcext:value-type="float">
            <text:p>0,731643666706371</text:p>
          </table:table-cell>
          <table:table-cell table:style-name="ce6" table:formula="of:=1-(1-MIN([.E7:.E9]))*(1-MIN([.E10:.E12]))*(1-MIN([.E13:.E15]))" office:value-type="float" office:value="0.544008847048553" calcext:value-type="float">
            <text:p>0,544008847048553</text:p>
          </table:table-cell>
          <table:table-cell table:style-name="ce6" table:formula="of:=1-(1-MIN([.F7:.F9]))*(1-MIN([.F10:.F12]))*(1-MIN([.F13:.F15]))" office:value-type="float" office:value="0.390387134439452" calcext:value-type="float">
            <text:p>0,390387134439452</text:p>
          </table:table-cell>
          <table:table-cell table:style-name="ce6" table:formula="of:=1-(1-MIN([.G7:.G9]))*(1-MIN([.G10:.G12]))*(1-MIN([.G13:.G15]))" office:value-type="float" office:value="0.276210534299477" calcext:value-type="float">
            <text:p>0,276210534299477</text:p>
          </table:table-cell>
          <table:table-cell table:style-name="ce6" table:formula="of:=1-(1-MIN([.H7:.H9]))*(1-MIN([.H10:.H12]))*(1-MIN([.H13:.H15]))" office:value-type="float" office:value="0.194828764655418" calcext:value-type="float">
            <text:p>0,194828764655418</text:p>
          </table:table-cell>
          <table:table-cell table:style-name="ce6" table:formula="of:=1-(1-MIN([.I7:.I9]))*(1-MIN([.I10:.I12]))*(1-MIN([.I13:.I15]))" office:value-type="float" office:value="0.137752221797628" calcext:value-type="float">
            <text:p>0,137752221797628</text:p>
          </table:table-cell>
          <table:table-cell table:style-name="ce6" table:formula="of:=1-(1-MIN([.J7:.J9]))*(1-MIN([.J10:.J12]))*(1-MIN([.J13:.J15]))" office:value-type="float" office:value="0.0978613473946493" calcext:value-type="float">
            <text:p>0,0978613473946493</text:p>
          </table:table-cell>
          <table:table-cell table:style-name="ce6" table:formula="of:=1-(1-MIN([.K7:.K9]))*(1-MIN([.K10:.K12]))*(1-MIN([.K13:.K15]))" office:value-type="float" office:value="0.0699065051281768" calcext:value-type="float">
            <text:p>0,0699065051281768</text:p>
          </table:table-cell>
          <table:table-cell table:style-name="ce6" table:formula="of:=1-(1-MIN([.L7:.L9]))*(1-MIN([.L10:.L12]))*(1-MIN([.L13:.L15]))" office:value-type="float" office:value="0.0502093617637659" calcext:value-type="float">
            <text:p>0,0502093617637659</text:p>
          </table:table-cell>
        </table:table-row>
        <table:table-row table:style-name="ro1">
          <table:table-cell table:style-name="ce6" office:value-type="string" calcext:value-type="string">
            <text:p>Pr</text:p>
          </table:table-cell>
          <table:table-cell table:style-name="ce6" table:formula="of:=1-(1-PRODUCT([.B7:.B9]))*(1-PRODUCT([.B10:.B12]))*(1-PRODUCT([.B13:.B15]))" office:value-type="float" office:value="0.994184097791937" calcext:value-type="float">
            <text:p>0,994184097791937</text:p>
          </table:table-cell>
          <table:table-cell table:style-name="ce6" table:formula="of:=1-(1-PRODUCT([.C7:.C9]))*(1-PRODUCT([.C10:.C12]))*(1-PRODUCT([.C13:.C15]))" office:value-type="float" office:value="0.786246096492565" calcext:value-type="float">
            <text:p>0,786246096492565</text:p>
          </table:table-cell>
          <table:table-cell table:style-name="ce6" table:formula="of:=1-(1-PRODUCT([.D7:.D9]))*(1-PRODUCT([.D10:.D12]))*(1-PRODUCT([.D13:.D15]))" office:value-type="float" office:value="0.512639194728619" calcext:value-type="float">
            <text:p>0,512639194728619</text:p>
          </table:table-cell>
          <table:table-cell table:style-name="ce6" table:formula="of:=1-(1-PRODUCT([.E7:.E9]))*(1-PRODUCT([.E10:.E12]))*(1-PRODUCT([.E13:.E15]))" office:value-type="float" office:value="0.315398537191362" calcext:value-type="float">
            <text:p>0,315398537191362</text:p>
          </table:table-cell>
          <table:table-cell table:style-name="ce6" table:formula="of:=1-(1-PRODUCT([.F7:.F9]))*(1-PRODUCT([.F10:.F12]))*(1-PRODUCT([.F13:.F15]))" office:value-type="float" office:value="0.191213726660922" calcext:value-type="float">
            <text:p>0,191213726660922</text:p>
          </table:table-cell>
          <table:table-cell table:style-name="ce6" table:formula="of:=1-(1-PRODUCT([.G7:.G9]))*(1-PRODUCT([.G10:.G12]))*(1-PRODUCT([.G13:.G15]))" office:value-type="float" office:value="0.115628152382804" calcext:value-type="float">
            <text:p>0,115628152382804</text:p>
          </table:table-cell>
          <table:table-cell table:style-name="ce6" table:formula="of:=1-(1-PRODUCT([.H7:.H9]))*(1-PRODUCT([.H10:.H12]))*(1-PRODUCT([.H13:.H15]))" office:value-type="float" office:value="0.0699958830824525" calcext:value-type="float">
            <text:p>0,0699958830824525</text:p>
          </table:table-cell>
          <table:table-cell table:style-name="ce6" table:formula="of:=1-(1-PRODUCT([.I7:.I9]))*(1-PRODUCT([.I10:.I12]))*(1-PRODUCT([.I13:.I15]))" office:value-type="float" office:value="0.0424764591704745" calcext:value-type="float">
            <text:p>0,0424764591704745</text:p>
          </table:table-cell>
          <table:table-cell table:style-name="ce6" table:formula="of:=1-(1-PRODUCT([.J7:.J9]))*(1-PRODUCT([.J10:.J12]))*(1-PRODUCT([.J13:.J15]))" office:value-type="float" office:value="0.0258568083266931" calcext:value-type="float">
            <text:p>0,0258568083266931</text:p>
          </table:table-cell>
          <table:table-cell table:style-name="ce6" table:formula="of:=1-(1-PRODUCT([.K7:.K9]))*(1-PRODUCT([.K10:.K12]))*(1-PRODUCT([.K13:.K15]))" office:value-type="float" office:value="0.0157934471825369" calcext:value-type="float">
            <text:p>0,0157934471825369</text:p>
          </table:table-cell>
          <table:table-cell table:style-name="ce6" table:formula="of:=1-(1-PRODUCT([.L7:.L9]))*(1-PRODUCT([.L10:.L12]))*(1-PRODUCT([.L13:.L15]))" office:value-type="float" office:value="0.00968000613890752" calcext:value-type="float">
            <text:p>0,009680006138907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4T16:13:52.397000000</meta:creation-date>
    <meta:generator>LibreOffice/7.6.2.1$Windows_X86_64 LibreOffice_project/56f7684011345957bbf33a7ee678afaf4d2ba333</meta:generator>
    <dc:date>2025-03-14T17:41:41.911000000</dc:date>
    <meta:editing-duration>PT1H27M50S</meta:editing-duration>
    <meta:editing-cycles>1</meta:editing-cycles>
    <meta:document-statistic meta:table-count="2" meta:cell-count="185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33cm" svg:y="3.952cm" style:legend-expansion="high" chart:style-name="ch2"/>
        <chart:plot-area chart:style-name="ch3" table:cell-range-address="Часть2.A6:Часть2.L6 Часть2.A16:Часть2.L17" chart:data-source-has-labels="both" svg:x="0.32cm" svg:y="0.18cm" svg:width="13.593cm" svg:height="8.64cm">
          <chart:coordinate-region svg:x="1.047cm" svg:y="0.38cm" svg:width="12.679cm" svg:height="7.793cm"/>
          <chart:axis chart:dimension="x" chart:name="primary-x" chart:style-name="ch4" chartooo:axis-type="auto">
            <chartooo:date-scale/>
            <chart:categories table:cell-range-address="Часть2.B6:Часть2.L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Часть2.B16:Часть2.L16" chart:label-cell-address="Часть2.A16:Часть2.A16" chart:class="chart:line">
            <chart:data-point chart:repeated="11"/>
          </chart:series>
          <chart:series chart:style-name="ch7" chart:values-cell-range-address="Часть2.B17:Часть2.L17" chart:label-cell-address="Часть2.A17:Часть2.A17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Часть2.B6:Часть2.L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Po</text:p>
                <draw:g>
                  <svg:desc>Часть2.A16:Часть2.A16</svg:desc>
                </draw:g>
              </table:table-cell>
              <table:table-cell office:value-type="float" office:value="0.99818275816">
                <text:p>0.99818275816</text:p>
                <draw:g>
                  <svg:desc>Часть2.B16:Часть2.L16</svg:desc>
                </draw:g>
              </table:table-cell>
              <table:table-cell office:value-type="float" office:value="0.913164764499374">
                <text:p>0.913164764499374</text:p>
              </table:table-cell>
              <table:table-cell office:value-type="float" office:value="0.731643666706371">
                <text:p>0.731643666706371</text:p>
              </table:table-cell>
              <table:table-cell office:value-type="float" office:value="0.544008847048553">
                <text:p>0.544008847048553</text:p>
              </table:table-cell>
              <table:table-cell office:value-type="float" office:value="0.390387134439452">
                <text:p>0.390387134439452</text:p>
              </table:table-cell>
              <table:table-cell office:value-type="float" office:value="0.276210534299477">
                <text:p>0.276210534299477</text:p>
              </table:table-cell>
              <table:table-cell office:value-type="float" office:value="0.194828764655418">
                <text:p>0.194828764655418</text:p>
              </table:table-cell>
              <table:table-cell office:value-type="float" office:value="0.137752221797628">
                <text:p>0.137752221797628</text:p>
              </table:table-cell>
              <table:table-cell office:value-type="float" office:value="0.0978613473946493">
                <text:p>0.0978613473946493</text:p>
              </table:table-cell>
              <table:table-cell office:value-type="float" office:value="0.0699065051281768">
                <text:p>0.0699065051281768</text:p>
              </table:table-cell>
              <table:table-cell office:value-type="float" office:value="0.0502093617637659">
                <text:p>0.0502093617637659</text:p>
              </table:table-cell>
            </table:table-row>
            <table:table-row>
              <table:table-cell office:value-type="string">
                <text:p>Pr</text:p>
                <draw:g>
                  <svg:desc>Часть2.A17:Часть2.A17</svg:desc>
                </draw:g>
              </table:table-cell>
              <table:table-cell office:value-type="float" office:value="0.994184097791937">
                <text:p>0.994184097791937</text:p>
                <draw:g>
                  <svg:desc>Часть2.B17:Часть2.L17</svg:desc>
                </draw:g>
              </table:table-cell>
              <table:table-cell office:value-type="float" office:value="0.786246096492565">
                <text:p>0.786246096492565</text:p>
              </table:table-cell>
              <table:table-cell office:value-type="float" office:value="0.512639194728619">
                <text:p>0.512639194728619</text:p>
              </table:table-cell>
              <table:table-cell office:value-type="float" office:value="0.315398537191362">
                <text:p>0.315398537191362</text:p>
              </table:table-cell>
              <table:table-cell office:value-type="float" office:value="0.191213726660922">
                <text:p>0.191213726660922</text:p>
              </table:table-cell>
              <table:table-cell office:value-type="float" office:value="0.115628152382804">
                <text:p>0.115628152382804</text:p>
              </table:table-cell>
              <table:table-cell office:value-type="float" office:value="0.0699958830824525">
                <text:p>0.0699958830824525</text:p>
              </table:table-cell>
              <table:table-cell office:value-type="float" office:value="0.0424764591704745">
                <text:p>0.0424764591704745</text:p>
              </table:table-cell>
              <table:table-cell office:value-type="float" office:value="0.0258568083266931">
                <text:p>0.0258568083266931</text:p>
              </table:table-cell>
              <table:table-cell office:value-type="float" office:value="0.0157934471825369">
                <text:p>0.0157934471825369</text:p>
              </table:table-cell>
              <table:table-cell office:value-type="float" office:value="0.00968000613890752">
                <text:p>0.009680006138907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